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0000000B20E01386583BD0817.png" manifest:media-type="image/png"/>
  <manifest:file-entry manifest:full-path="Pictures/10000001000002A4000000AE45701F512A67A53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3.193cm" table:align="left"/>
    </style:style>
    <style:style style:name="Tabla1.A" style:family="table-column">
      <style:table-column-properties style:column-width="0.794cm"/>
    </style:style>
    <style:style style:name="Tabla1.C" style:family="table-column">
      <style:table-column-properties style:column-width="0.81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="0.5pt solid #000000" style:writing-mode="page"/>
    </style:style>
    <style:style style:name="Tabla2" style:family="table">
      <style:table-properties style:width="3.193cm" table:align="left"/>
    </style:style>
    <style:style style:name="Tabla2.A" style:family="table-column">
      <style:table-column-properties style:column-width="0.794cm"/>
    </style:style>
    <style:style style:name="Tabla2.C" style:family="table-column">
      <style:table-column-properties style:column-width="0.811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D1" style:family="table-cell">
      <style:table-cell-properties fo:padding="0.097cm" fo:border="0.5pt solid #000000" style:writing-mode="page"/>
    </style:style>
    <style:style style:name="Tabla3" style:family="table">
      <style:table-properties style:width="3.193cm" table:align="left"/>
    </style:style>
    <style:style style:name="Tabla3.A" style:family="table-column">
      <style:table-column-properties style:column-width="0.794cm"/>
    </style:style>
    <style:style style:name="Tabla3.C" style:family="table-column">
      <style:table-column-properties style:column-width="0.811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D1" style:family="table-cell">
      <style:table-cell-properties fo:padding="0.097cm" fo:border="0.5pt solid #000000" style:writing-mode="page"/>
    </style:style>
    <style:style style:name="Tabla4" style:family="table">
      <style:table-properties style:width="3.193cm" table:align="left"/>
    </style:style>
    <style:style style:name="Tabla4.A" style:family="table-column">
      <style:table-column-properties style:column-width="0.794cm"/>
    </style:style>
    <style:style style:name="Tabla4.C" style:family="table-column">
      <style:table-column-properties style:column-width="0.811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D1" style:family="table-cell">
      <style:table-cell-properties fo:padding="0.097cm" fo:border="0.5pt solid #000000" style:writing-mode="page"/>
    </style:style>
    <style:style style:name="Tabla5" style:family="table">
      <style:table-properties style:width="3.193cm" table:align="left"/>
    </style:style>
    <style:style style:name="Tabla5.A" style:family="table-column">
      <style:table-column-properties style:column-width="0.794cm"/>
    </style:style>
    <style:style style:name="Tabla5.C" style:family="table-column">
      <style:table-column-properties style:column-width="0.811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D1" style:family="table-cell">
      <style:table-cell-properties fo:padding="0.097cm" fo:border="0.5pt solid #000000" style:writing-mode="page"/>
    </style:style>
    <style:style style:name="Tabla6" style:family="table">
      <style:table-properties style:width="3.193cm" table:align="left"/>
    </style:style>
    <style:style style:name="Tabla6.A" style:family="table-column">
      <style:table-column-properties style:column-width="0.794cm"/>
    </style:style>
    <style:style style:name="Tabla6.C" style:family="table-column">
      <style:table-column-properties style:column-width="0.811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6.D1" style:family="table-cell">
      <style:table-cell-properties fo:padding="0.097cm" fo:border="0.5pt solid #000000" style:writing-mode="page"/>
    </style:style>
    <style:style style:name="Tabla7" style:family="table">
      <style:table-properties style:width="3.193cm" table:align="left"/>
    </style:style>
    <style:style style:name="Tabla7.A" style:family="table-column">
      <style:table-column-properties style:column-width="0.794cm"/>
    </style:style>
    <style:style style:name="Tabla7.C" style:family="table-column">
      <style:table-column-properties style:column-width="0.811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D1" style:family="table-cell">
      <style:table-cell-properties fo:padding="0.097cm" fo:border="0.5pt solid #000000" style:writing-mode="page"/>
    </style:style>
    <style:style style:name="Tabla8" style:family="table">
      <style:table-properties style:width="3.193cm" table:align="left"/>
    </style:style>
    <style:style style:name="Tabla8.A" style:family="table-column">
      <style:table-column-properties style:column-width="0.794cm"/>
    </style:style>
    <style:style style:name="Tabla8.C" style:family="table-column">
      <style:table-column-properties style:column-width="0.811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8.D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officeooo:rsid="0016a0f8" officeooo:paragraph-rsid="00182b18" style:font-size-asian="11pt" style:font-size-complex="11pt"/>
    </style:style>
    <style:style style:name="P2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officeooo:paragraph-rsid="0016a0f8" style:font-size-asian="11pt" style:font-size-complex="11pt"/>
    </style:style>
    <style:style style:name="P3" style:family="paragraph" style:parent-style-name="Standard">
      <style:text-properties style:font-name="CalIBRI" fo:font-size="11pt" officeooo:paragraph-rsid="0016a0f8" style:font-size-asian="11pt" style:font-size-complex="11pt"/>
    </style:style>
    <style:style style:name="P4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6a0f8"/>
    </style:style>
    <style:style style:name="P5" style:family="paragraph" style:parent-style-name="Table_20_Contents">
      <style:text-properties officeooo:rsid="0016a0f8" officeooo:paragraph-rsid="0016a0f8"/>
    </style:style>
    <style:style style:name="P6" style:family="paragraph" style:parent-style-name="Standard">
      <style:text-properties officeooo:paragraph-rsid="0016a0f8"/>
    </style:style>
    <style:style style:name="P7" style:family="paragraph" style:parent-style-name="Table_20_Contents">
      <style:text-properties officeooo:rsid="00192dea" officeooo:paragraph-rsid="00192dea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CalIBRI" fo:font-size="11pt" officeooo:rsid="00182b18" officeooo:paragraph-rsid="00182b1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CalIBRI" fo:font-size="11pt" officeooo:rsid="0016a0f8" officeooo:paragraph-rsid="0016a0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CalIBRI" fo:font-size="11pt" officeooo:rsid="00192dea" officeooo:paragraph-rsid="00192dea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CalIBRI" fo:font-size="11pt" officeooo:rsid="0016a0f8" officeooo:paragraph-rsid="0016a0f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CalIBRI" fo:font-size="11pt" officeooo:rsid="001ac00b" officeooo:paragraph-rsid="001ac00b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182b18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officeooo:rsid="0016a0f8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 de conocimientos <text:s/></text:span><text:span text:style-name="T2">UT1 - Tema 1</text:span><text:span text:style-name="T1">- Instalación y configuración de un sistema gestor de base de datos.</text:span></text:p>
      <text:p text:style-name="P8">Marca la casilla que creas correcta con una X.</text:p>
      <text:p text:style-name="P8"/>
      <text:p text:style-name="P10">Wuke Zhang</text:p>
      <text:p text:style-name="P9"/>
      <text:p text:style-name="P12">2-ASIR</text:p>
      <text:p text:style-name="P9"/>
      <text:p text:style-name="P4"><text:span text:style-name="Strong_20_Emphasis"><text:span text:style-name="T3">1. ¿Qué se entiende por SQL?</text:span></text:span><text:span text:style-name="T3"><text:line-break/>a) Un lenguaje para la gestión de bases de datos<text:line-break/>b) Un estándar de SGBD<text:line-break/>c) Un gestor de bases de datos<text:line-break/>d) Un lenguaje de programación</text:span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row table:style-name="TableLine2696690570480">
          <table:table-cell table:style-name="Tabla1.A1" office:value-type="string">
            <text:p text:style-name="P7">X</text:p>
          </table:table-cell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P5">C</text:p>
          </table:table-cell>
          <table:table-cell table:style-name="Tabla1.D1" office:value-type="string">
            <text:p text:style-name="P5">D</text:p>
          </table:table-cell>
        </table:table-row>
      </table:table>
      <text:p text:style-name="P2"/>
      <text:p text:style-name="Text_20_body"><text:span text:style-name="Strong_20_Emphasis"><text:span text:style-name="T3">2. El diccionario de datos en un SGBD es:</text:span></text:span><text:span text:style-name="T3"><text:line-break/>a) Una base de datos donde se guardan los datos de las bases de datos del sistema<text:line-break/>b) La información sobre los datos almacenados en una base de datos<text:line-break/>c) Lo que hay en la base de datos </text:span><text:span text:style-name="Source_20_Text"><text:span text:style-name="T3">information_schema</text:span></text:span><text:span text:style-name="T3"><text:line-break/>d) Lo que hay en la base de datos </text:span><text:span text:style-name="Source_20_Text"><text:span text:style-name="T3">mysql</text:span></text:span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row table:style-name="TableLine2696690577968">
          <table:table-cell table:style-name="Tabla2.A1" office:value-type="string">
            <text:p text:style-name="P5">A</text:p>
          </table:table-cell>
          <table:table-cell table:style-name="Tabla2.A1" office:value-type="string">
            <text:p text:style-name="P7">X</text:p>
          </table:table-cell>
          <table:table-cell table:style-name="Tabla2.A1" office:value-type="string">
            <text:p text:style-name="P5">C</text:p>
          </table:table-cell>
          <table:table-cell table:style-name="Tabla2.D1" office:value-type="string">
            <text:p text:style-name="P5">D</text:p>
          </table:table-cell>
        </table:table-row>
      </table:table>
      <text:p text:style-name="P6"><text:span text:style-name="Source_20_Text"><text:span text:style-name="T4"/></text:span></text:p>
      <text:p text:style-name="Text_20_body"><text:span text:style-name="Strong_20_Emphasis"><text:span text:style-name="T3">3. ¿En qué directorio se almacenan los programas de MySQL?</text:span></text:span><text:span text:style-name="T3"><text:line-break/>a) </text:span><text:span text:style-name="Source_20_Text"><text:span text:style-name="T3">data</text:span></text:span><text:span text:style-name="T3"><text:line-break/>b) </text:span><text:span text:style-name="Source_20_Text"><text:span text:style-name="T3">scripts</text:span></text:span><text:span text:style-name="T3"><text:line-break/>c) </text:span><text:span text:style-name="Source_20_Text"><text:span text:style-name="T3">bin</text:span></text:span><text:span text:style-name="T3"><text:line-break/>d) </text:span><text:span text:style-name="Source_20_Text"><text:span text:style-name="T3">tables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row table:style-name="TableLine2696690580272">
          <table:table-cell table:style-name="Tabla3.A1" office:value-type="string">
            <text:p text:style-name="P5">A</text:p>
          </table:table-cell>
          <table:table-cell table:style-name="Tabla3.A1" office:value-type="string">
            <text:p text:style-name="P5">B</text:p>
          </table:table-cell>
          <table:table-cell table:style-name="Tabla3.A1" office:value-type="string">
            <text:p text:style-name="P7">X</text:p>
          </table:table-cell>
          <table:table-cell table:style-name="Tabla3.D1" office:value-type="string">
            <text:p text:style-name="P5">D</text:p>
          </table:table-cell>
        </table:table-row>
      </table:table>
      <text:p text:style-name="P6"><text:span text:style-name="Source_20_Text"><text:span text:style-name="T3"/></text:span></text:p>
      <text:p text:style-name="Text_20_body"><text:span text:style-name="Strong_20_Emphasis"><text:span text:style-name="T3">4. ¿Qué hace la opción </text:span></text:span><text:span text:style-name="Strong_20_Emphasis"><text:span text:style-name="Source_20_Text"><text:span text:style-name="T3">console</text:span></text:span></text:span><text:span text:style-name="Strong_20_Emphasis"><text:span text:style-name="T3"> cuando arrancamos el servidor?</text:span></text:span><text:span text:style-name="T3"><text:line-break/>a) Mostrar la versión<text:line-break/>b) Volcar por pantalla la salida del comando del servidor<text:line-break/>c) Reiniciar el servidor<text:line-break/>d) Activar los permisos en las bases de datos</text:span></text:p>
      <table:table table:name="Tabla4" table:style-name="Tabla4">
        <table:table-column table:style-name="Tabla4.A" table:number-columns-repeated="2"/>
        <table:table-column table:style-name="Tabla4.C"/>
        <table:table-column table:style-name="Tabla4.A"/>
        <table:table-row table:style-name="TableLine2696690567600">
          <table:table-cell table:style-name="Tabla4.A1" office:value-type="string">
            <text:p text:style-name="P5">A</text:p>
          </table:table-cell>
          <table:table-cell table:style-name="Tabla4.A1" office:value-type="string">
            <text:p text:style-name="P7">X</text:p>
          </table:table-cell>
          <table:table-cell table:style-name="Tabla4.A1" office:value-type="string">
            <text:p text:style-name="P5">C</text:p>
          </table:table-cell>
          <table:table-cell table:style-name="Tabla4.D1" office:value-type="string">
            <text:p text:style-name="P5">D</text:p>
          </table:table-cell>
        </table:table-row>
      </table:table>
      <text:p text:style-name="P3"/>
      <text:p text:style-name="Text_20_body"><text:span text:style-name="Strong_20_Emphasis"><text:span text:style-name="T3">5. Si tenemos varias tarjetas de red en nuestro servidor, ¿cómo asociamos cada una de ellas?</text:span></text:span><text:span text:style-name="T3"><text:line-break/>a) Poniendo en el fichero </text:span><text:span text:style-name="Source_20_Text"><text:span text:style-name="T3">my.ini</text:span></text:span><text:span text:style-name="T3"> </text:span><text:span text:style-name="Source_20_Text"><text:span text:style-name="T3">ip=ip-interfaz</text:span></text:span><text:span text:style-name="T3"><text:line-break/>b) Usando la opción </text:span><text:span text:style-name="Source_20_Text"><text:span text:style-name="T3">bind</text:span></text:span><text:span text:style-name="T3"><text:line-break/>c) Usando la opción </text:span><text:span text:style-name="Source_20_Text"><text:span text:style-name="T3">bind-address</text:span></text:span><text:span text:style-name="T3"><text:line-break/>d) Usando la opción </text:span><text:span text:style-name="Source_20_Text"><text:span text:style-name="T3">ipconfig</text:span></text:span></text:p>
      <table:table table:name="Tabla5" table:style-name="Tabla5">
        <table:table-column table:style-name="Tabla5.A" table:number-columns-repeated="2"/>
        <table:table-column table:style-name="Tabla5.C"/>
        <table:table-column table:style-name="Tabla5.A"/>
        <text:soft-page-break/>
        <table:table-row table:style-name="TableLine2696690582288">
          <table:table-cell table:style-name="Tabla5.A1" office:value-type="string">
            <text:p text:style-name="P5">A</text:p>
          </table:table-cell>
          <table:table-cell table:style-name="Tabla5.A1" office:value-type="string">
            <text:p text:style-name="P5">B</text:p>
          </table:table-cell>
          <table:table-cell table:style-name="Tabla5.A1" office:value-type="string">
            <text:p text:style-name="P7">X</text:p>
          </table:table-cell>
          <table:table-cell table:style-name="Tabla5.D1" office:value-type="string">
            <text:p text:style-name="P5">D</text:p>
          </table:table-cell>
        </table:table-row>
      </table:table>
      <text:p text:style-name="P6"><text:span text:style-name="Source_20_Text"><text:span text:style-name="T3"/></text:span></text:p>
      <text:p text:style-name="Text_20_body"><text:span text:style-name="Strong_20_Emphasis"><text:span text:style-name="T3">6. La palabra </text:span></text:span><text:span text:style-name="Strong_20_Emphasis"><text:span text:style-name="Source_20_Text"><text:span text:style-name="T3">engine</text:span></text:span></text:span><text:span text:style-name="Strong_20_Emphasis"><text:span text:style-name="T3"> en MySQL designa:</text:span></text:span><text:span text:style-name="T3"><text:line-break/>a) Un tipo de tabla<text:line-break/>b) Un motor de almacenamiento<text:line-break/>c) Un tipo de estructura en la que almacenar datos<text:line-break/>d) Todas las anteriores</text:span></text:p>
      <table:table table:name="Tabla6" table:style-name="Tabla6">
        <table:table-column table:style-name="Tabla6.A" table:number-columns-repeated="2"/>
        <table:table-column table:style-name="Tabla6.C"/>
        <table:table-column table:style-name="Tabla6.A"/>
        <table:table-row table:style-name="TableLine2696690583152">
          <table:table-cell table:style-name="Tabla6.A1" office:value-type="string">
            <text:p text:style-name="P5">A</text:p>
          </table:table-cell>
          <table:table-cell table:style-name="Tabla6.A1" office:value-type="string">
            <text:p text:style-name="P7">X</text:p>
          </table:table-cell>
          <table:table-cell table:style-name="Tabla6.A1" office:value-type="string">
            <text:p text:style-name="P5">C</text:p>
          </table:table-cell>
          <table:table-cell table:style-name="Tabla6.D1" office:value-type="string">
            <text:p text:style-name="P5">D</text:p>
          </table:table-cell>
        </table:table-row>
      </table:table>
      <text:p text:style-name="P3"/>
      <text:p text:style-name="Text_20_body"><text:span text:style-name="Strong_20_Emphasis"><text:span text:style-name="T3">7. ¿Cuál de los siguientes no es un campo de la tabla </text:span></text:span><text:span text:style-name="Strong_20_Emphasis"><text:span text:style-name="Source_20_Text"><text:span text:style-name="T3">columns</text:span></text:span></text:span><text:span text:style-name="Strong_20_Emphasis"><text:span text:style-name="T3"> del diccionario de datos?</text:span></text:span><text:span text:style-name="T3"><text:line-break/>a) </text:span><text:span text:style-name="Source_20_Text"><text:span text:style-name="T3">Type</text:span></text:span><text:span text:style-name="T3"><text:line-break/>b) </text:span><text:span text:style-name="Source_20_Text"><text:span text:style-name="T3">Numeric_scale</text:span></text:span><text:span text:style-name="T3"><text:line-break/>c) </text:span><text:span text:style-name="Source_20_Text"><text:span text:style-name="T3">Extra</text:span></text:span><text:span text:style-name="T3"><text:line-break/>d) </text:span><text:span text:style-name="Source_20_Text"><text:span text:style-name="T3">Table_schema</text:span></text:span></text:p>
      <table:table table:name="Tabla7" table:style-name="Tabla7">
        <table:table-column table:style-name="Tabla7.A" table:number-columns-repeated="2"/>
        <table:table-column table:style-name="Tabla7.C"/>
        <table:table-column table:style-name="Tabla7.A"/>
        <table:table-row table:style-name="TableLine2696690568176">
          <table:table-cell table:style-name="Tabla7.A1" office:value-type="string">
            <text:p text:style-name="P5">A</text:p>
          </table:table-cell>
          <table:table-cell table:style-name="Tabla7.A1" office:value-type="string">
            <text:p text:style-name="P5">B</text:p>
          </table:table-cell>
          <table:table-cell table:style-name="Tabla7.A1" office:value-type="string">
            <text:p text:style-name="P5">C</text:p>
          </table:table-cell>
          <table:table-cell table:style-name="Tabla7.D1" office:value-type="string">
            <text:p text:style-name="P7">X</text:p>
          </table:table-cell>
        </table:table-row>
      </table:table>
      <text:p text:style-name="P6"><text:span text:style-name="Source_20_Text"><text:span text:style-name="T3"/></text:span></text:p>
      <text:p text:style-name="Text_20_body"><text:span text:style-name="Strong_20_Emphasis"><text:span text:style-name="T3">8. El comando </text:span></text:span><text:span text:style-name="Strong_20_Emphasis"><text:span text:style-name="Source_20_Text"><text:span text:style-name="T3">purge</text:span></text:span></text:span><text:span text:style-name="Strong_20_Emphasis"><text:span text:style-name="T3">:</text:span></text:span><text:span text:style-name="T3"><text:line-break/>a) Es como </text:span><text:span text:style-name="Source_20_Text"><text:span text:style-name="T3">flush</text:span></text:span><text:span text:style-name="T3"> pero más rápido<text:line-break/>b) Permite reparar tablas<text:line-break/>c) Elimina datos espurios<text:line-break/>d) Vacía el registro de actualización de consultas</text:span></text:p>
      <table:table table:name="Tabla8" table:style-name="Tabla8">
        <table:table-column table:style-name="Tabla8.A" table:number-columns-repeated="2"/>
        <table:table-column table:style-name="Tabla8.C"/>
        <table:table-column table:style-name="Tabla8.A"/>
        <table:table-row table:style-name="TableLine2696690573648">
          <table:table-cell table:style-name="Tabla8.A1" office:value-type="string">
            <text:p text:style-name="P5">A</text:p>
          </table:table-cell>
          <table:table-cell table:style-name="Tabla8.A1" office:value-type="string">
            <text:p text:style-name="P5">B</text:p>
          </table:table-cell>
          <table:table-cell table:style-name="Tabla8.A1" office:value-type="string">
            <text:p text:style-name="P5">C</text:p>
          </table:table-cell>
          <table:table-cell table:style-name="Tabla8.D1" office:value-type="string">
            <text:p text:style-name="P7">X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0.794cm" svg:y="-0.958cm" svg:width="15.573cm" svg:height="1.603cm" draw:z-index="1"><draw:image xlink:href="Pictures/10000001000006C0000000B20E01386583BD0817.png" xlink:type="simple" xlink:show="embed" xlink:actuate="onLoad" draw:mime-type="image/png"/></draw:frame></text:p>
      </style:header>
      <style:footer>
        <text:p text:style-name="Footer"><draw:frame draw:style-name="Mfr2" draw:name="Imagen2" text:anchor-type="char" svg:width="5.967cm" svg:height="1.536cm" draw:z-index="3"><draw:image xlink:href="Pictures/10000001000002A4000000AE45701F512A67A53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31T23:01:38.420560662</meta:creation-date>
    <dc:date>2024-11-07T10:32:37.883000000</dc:date>
    <meta:editing-duration>PT9M59S</meta:editing-duration>
    <meta:editing-cycles>3</meta:editing-cycles>
    <meta:generator>LibreOffice/7.3.3.2$Windows_X86_64 LibreOffice_project/d1d0ea68f081ee2800a922cac8f79445e4603348</meta:generator>
    <meta:document-statistic meta:table-count="8" meta:image-count="2" meta:object-count="0" meta:page-count="2" meta:paragraph-count="44" meta:word-count="329" meta:character-count="1631" meta:non-whitespace-character-count="1345"/>
  </office:meta>
</office:document-meta>
</file>